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Verdana" svg:font-family="Verdana"/>
    <style:font-face style:name="Arial3" svg:font-family="Arial" style:font-family-generic="roman"/>
    <style:font-face style:name="FreeSerif" svg:font-family="FreeSerif" style:font-family-generic="roman"/>
    <style:font-face style:name="FreeSans2" svg:font-family="FreeSans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5.51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style:font-name="FreeSerif1" fo:font-size="24pt" style:text-underline-style="none" style:font-size-asian="24pt" style:font-size-complex="24pt"/>
    </style:style>
    <style:style style:name="P9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10" style:family="paragraph">
      <style:text-properties fo:color="#ffffff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2" style:family="paragraph">
      <style:text-properties fo:font-size="24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text-line-through-style="none" style:text-line-through-type="none" style:text-position="0% 58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color="#cccccc" style:text-line-through-style="none" style:text-line-through-type="none" style:text-position="0% 58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58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58%" style:font-name="FreeSerif1" fo:font-size="24pt" fo:letter-spacing="normal" fo:font-style="normal" style:text-underline-style="solid" style:text-underline-width="auto" style:text-underline-color="font-color" fo:font-weight="bold" style:font-name-asian="Arial2" style:font-size-asian="24pt" style:font-style-asian="normal" style:font-weight-asian="bold" style:font-name-complex="Verdana" style:font-size-complex="24pt" style:font-style-complex="normal" style:font-weight-complex="bold"/>
    </style:style>
    <style:style style:name="T5" style:family="text">
      <style:text-properties fo:color="#ffffff" style:text-line-through-style="none" style:text-line-through-type="none" style:text-position="0% 58%" style:font-name="FreeSerif1" fo:font-size="24pt" fo:letter-spacing="normal" fo:font-style="normal" style:text-underline-style="none" fo:font-weight="bold" style:font-name-asian="Arial2" style:font-size-asian="24pt" style:font-style-asian="normal" style:font-weight-asian="bold" style:font-name-complex="Verdana" style:font-size-complex="24pt" style:font-style-complex="normal" style:font-weight-complex="bold"/>
    </style:style>
    <style:style style:name="T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développer en HTML 5</text:span><text:span text:style-name="T1"><text:line-break/></text:span><text:span text:style-name="T1">Projets <text:s text:c="2"/></text:span></text:p>
          </draw:text-box>
        </draw:frame>
        <draw:frame draw:name="Shape 24" presentation:style-name="pr2" draw:text-style-name="P3" draw:layer="layout" svg:width="21.589cm" svg:height="2.179cm" svg:x="1.905cm" svg:y="7.89cm" presentation:class="subtitle" presentation:user-transformed="true">
          <draw:text-box>
            <text:p text:style-name="P1"><text:span text:style-name="T2">IUT Informatique Bourg-Lyon1, JB BUTET</text:span></text:p>
          </draw:text-box>
        </draw:frame>
        <draw:frame draw:name="Shape 25" presentation:style-name="pr2" draw:text-style-name="P3" draw:layer="layout" svg:width="21.589cm" svg:height="2.179cm" svg:x="2.266cm" svg:y="10.732cm" presentation:class="subtitle" presentation:user-transformed="true">
          <draw:text-box>
            <text:p text:style-name="P1"><text:span text:style-name="T2">2016-2017</text:span></text:p>
          </draw:text-box>
        </draw:frame>
        <presentation:notes draw:style-name="dp2">
          <draw:page-thumbnail draw:name="Shape 27" draw:style-name="gr1" draw:layer="layout" svg:width="14.848cm" svg:height="11.135cm" svg:x="3.075cm" svg:y="2.257cm" draw:page-number="1" presentation:class="page"/>
          <draw:frame draw:name="Shape 2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 xml:id="id1" draw:id="id1">
        <office:forms form:automatic-focus="false" form:apply-design-mode="false"/>
        <draw:frame draw:name="Shape 30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3">Développer en HTML 5</text:span></text:p>
          </draw:text-box>
        </draw:frame>
        <draw:frame draw:name="Shape 31" presentation:style-name="pr5" draw:text-style-name="P8" draw:layer="layout" svg:width="22.859cm" svg:height="10.349cm" svg:x="1.341cm" svg:y="2.451cm" presentation:class="outline" presentation:user-transformed="true">
          <draw:text-box>
            <text:p xml:id="id2" text:id="id2" text:style-name="P7"><text:span text:style-name="T4">Semaine prochaine : petit QCM sur HTML5/JS/CSS/jQuery</text:span></text:p>
            <text:p text:style-name="P7"><text:span text:style-name="T5">→ </text:span><text:span text:style-name="T5">sélecteurs CSS</text:span></text:p>
            <text:p text:style-name="P7"><text:span text:style-name="T5">→ </text:span><text:span text:style-name="T5">quelques fonctions déjà vue</text:span></text:p>
            <text:p text:style-name="P7"><text:span text:style-name="T5">→ </text:span><text:span text:style-name="T5">syntaxes diverses</text:span></text:p>
            <text:p text:style-name="P7"><text:span text:style-name="T5"/></text:p>
            <text:p text:style-name="P7"><text:span text:style-name="T5">UTILISEZ JQUERY AU MAXIMUM DANS VOTRE PROJET</text:span></text:p>
          </draw:text-box>
        </draw:frame>
        <anim:par presentation:node-type="timing-root">
          <anim:par smil:begin="id1.begin">
            <anim:transitionFilter smil:dur="3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33" draw:style-name="gr1" draw:layer="layout" svg:width="16.931cm" svg:height="9.523cm" svg:x="1.059cm" svg:y="1.93cm" draw:page-number="2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and_20_Body" presentation:presentation-page-layout-name="AL2T1" xml:id="id3" draw:id="id3">
        <office:forms form:automatic-focus="false" form:apply-design-mode="false"/>
        <draw:frame draw:name="Shape 30" presentation:style-name="pr4" draw:text-style-name="P6" draw:layer="layout" svg:width="22.859cm" svg:height="2.381cm" svg:x="1cm" svg:y="2cm" presentation:class="title" presentation:user-transformed="true">
          <draw:text-box>
            <text:p text:style-name="P5"><text:span text:style-name="T3">Développer en HTML 5,</text:span><text:span text:style-name="T3"><text:line-break/></text:span><text:span text:style-name="T3"/></text:p>
          </draw:text-box>
        </draw:frame>
        <draw:frame draw:style-name="gr2" draw:text-style-name="P9" draw:layer="layout" svg:width="22.8cm" svg:height="8.908cm" svg:x="1cm" svg:y="4cm">
          <draw:text-box>
            <text:p><text:span text:style-name="T6"/></text:p>
            <text:p><text:span text:style-name="T7"/></text:p>
            <text:p><text:span text:style-name="T7"/></text:p>
          </draw:text-box>
        </draw:frame>
        <draw:frame draw:style-name="gr3" draw:text-style-name="P11" draw:layer="layout" svg:width="18.6cm" svg:height="8.747cm" svg:x="2.8cm" svg:y="3.8cm">
          <draw:text-box>
            <text:p text:style-name="P10"><text:span text:style-name="T8">Projet : (entre ( ) → « en bonus » )</text:span></text:p>
            <text:p text:style-name="P10"><text:span text:style-name="T9">Jeu de Dames fonctionnel</text:span></text:p>
            <text:p text:style-name="P10"><text:span text:style-name="T9">→ </text:span><text:span text:style-name="T9">soit par Drag &amp; Drop</text:span></text:p>
            <text:p text:style-name="P10"><text:span text:style-name="T9">→ </text:span><text:span text:style-name="T9">soit par Clic successifs</text:span></text:p>
            <text:p text:style-name="P10"><text:span text:style-name="T9">→ </text:span><text:span text:style-name="T9">affichage des cases pouvant être jouées (couleur de fond différente/opacité différente)</text:span></text:p>
            <text:p text:style-name="P10"><text:span text:style-name="T9">(→ gestion des prises avec les sauts.)</text:span></text:p>
            <text:p text:style-name="P10"><text:span text:style-name="T9">→ </text:span><text:span text:style-name="T9">gestion d'un temps de jeu (timer)</text:span></text:p>
            <text:p text:style-name="P10"><text:span text:style-name="T9">(→ gestion des scores en local (BDD locale))</text:span></text:p>
          </draw:text-box>
        </draw:frame>
        <anim:par presentation:node-type="timing-root">
          <anim:par smil:begin="id3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hape 33" draw:style-name="gr1" draw:layer="layout" svg:width="16.931cm" svg:height="9.523cm" svg:x="1.059cm" svg:y="1.93cm" draw:page-number="3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20_and_20_Body" presentation:presentation-page-layout-name="AL2T1" xml:id="id4" draw:id="id4">
        <office:forms form:automatic-focus="false" form:apply-design-mode="false"/>
        <draw:frame draw:name="Shape 30" presentation:style-name="pr4" draw:text-style-name="P6" draw:layer="layout" svg:width="22.859cm" svg:height="2.381cm" svg:x="1cm" svg:y="2cm" presentation:class="title" presentation:user-transformed="true">
          <draw:text-box>
            <text:p text:style-name="P5"><text:span text:style-name="T3">Développer en HTML 5,</text:span><text:span text:style-name="T3"><text:line-break/></text:span><text:span text:style-name="T3"/></text:p>
          </draw:text-box>
        </draw:frame>
        <draw:frame draw:style-name="gr4" draw:text-style-name="P11" draw:layer="layout" svg:width="9.8cm" svg:height="1.195cm" svg:x="14.4cm" svg:y="1.4cm">
          <draw:text-box>
            <text:p text:style-name="P12"><text:span text:style-name="T9">Gestion des branches</text:span></text:p>
          </draw:text-box>
        </draw:frame>
        <draw:frame draw:style-name="gr5" draw:text-style-name="P14" draw:layer="layout" svg:width="23.29cm" svg:height="5.76cm" svg:x="2.11cm" svg:y="4.84cm">
          <draw:text-box>
            <text:p text:style-name="P13"><text:span text:style-name="T10">Critères d'évaluation : </text:span></text:p>
            <text:p text:style-name="P13"><text:span text:style-name="T6">→ </text:span><text:span text:style-name="T6">un historique Github en relation avec la taille du projet :</text:span></text:p>
            <text:p text:style-name="P13"><text:span text:style-name="T6"><text:tab/></text:span><text:span text:style-name="T6"><text:tab/></text:span><text:span text:style-name="T6">ajouter « djibb » en contributeur à votre projet</text:span></text:p>
            <text:p text:style-name="P13"><text:span text:style-name="T6">→ </text:span><text:span text:style-name="T6">les technologies utilisées à bon escient</text:span></text:p>
            <text:p text:style-name="P13"><text:span text:style-name="T6">→ </text:span><text:span text:style-name="T6">Un critère complètement subjectif : cboooo…</text:span></text:p>
            <text:p text:style-name="P13"><text:span text:style-name="T6">→ </text:span><text:span text:style-name="T6">Des commentaires pour les parties difficiles</text:span></text:p>
            <text:p text:style-name="P13"><text:span text:style-name="T6"/></text:p>
          </draw:text-box>
        </draw:frame>
        <anim:par presentation:node-type="timing-root">
          <anim:par smil:begin="id4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hape 33" draw:style-name="gr1" draw:layer="layout" svg:width="16.931cm" svg:height="9.523cm" svg:x="1.059cm" svg:y="1.93cm" draw:page-number="4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Verdana" svg:font-family="Verdana"/>
    <style:font-face style:name="Arial3" svg:font-family="Arial" style:font-family-generic="roman"/>
    <style:font-face style:name="FreeSerif" svg:font-family="FreeSerif" style:font-family-generic="roman"/>
    <style:font-face style:name="FreeSans2" svg:font-family="FreeSans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666666" draw:gradient-step-count="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666666" draw:gradient-step-count="0" draw:fill-image-width="0cm" draw:fill-image-height="0cm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666666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9cm" svg:x="1.27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3cm" svg:x="1.059cm" svg:y="1.93cm" presentation:class="page"/>
        <draw:frame presentation:style-name="Title_20_and_20_Body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7.2$Linux_X86_64 LibreOffice_project/40$Build-2</meta:generator>
    <dc:date>2017-03-23T12:10:58.711192155</dc:date>
    <meta:editing-duration>PT22H23M24S</meta:editing-duration>
    <meta:editing-cycles>20</meta:editing-cycles>
    <meta:document-statistic meta:object-count="45"/>
  </office:meta>
</office:document-meta>
</file>